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#99ff66"/>
      <style:text-properties fo:color="#000000"/>
    </style:style>
    <style:style style:name="ce10" style:family="table-cell" style:parent-style-name="Default">
      <style:table-cell-properties fo:background-color="#99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1019" table:default-cell-style-name="Default"/>
        <table:table-row table:style-name="ro1">
          <table:table-cell table:number-columns-repeated="4"/>
          <table:table-cell table:style-name="Default"/>
          <table:table-cell/>
          <table:table-cell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2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2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number-columns-repeated="19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ADC B</text:p>
          </table:table-cell>
          <table:table-cell/>
          <table:table-cell table:style-name="ce2" office:value-type="string" calcext:value-type="string">
            <text:p>88</text:p>
          </table:table-cell>
          <table:table-cell table:formula="of:=DEC2HEX([.F8];8)" office:value-type="string" office:string-value="000000D9" calcext:value-type="string">
            <text:p>000000D9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10];8)" office:value-type="string" office:string-value="00000000" calcext:value-type="string">
            <text:p>000000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1];8)" office:value-type="string" office:string-value="00000000" calcext:value-type="string">
            <text:p>0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2];8)" office:value-type="string" office:string-value="00000000" calcext:value-type="string">
            <text:p>000000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2" office:value-type="string" calcext:value-type="string">
            <text:p>78</text:p>
          </table:table-cell>
          <table:table-cell table:formula="of:=DEC2HEX([.F13];8)" office:value-type="string" office:string-value="00000480" calcext:value-type="string">
            <text:p>0000048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1152" calcext:value-type="float">
            <text:p>1152</text:p>
          </table:table-cell>
          <table:table-cell table:number-columns-repeated="21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80000000" calcext:value-type="string">
            <text:p>800000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2" office:value-type="string" calcext:value-type="string">
            <text:p>47</text:p>
          </table:table-cell>
          <table:table-cell table:formula="of:=DEC2HEX([.F15];8)" office:value-type="string" office:string-value="00000300" calcext:value-type="string">
            <text:p>000003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768" calcext:value-type="float">
            <text:p>768</text:p>
          </table:table-cell>
          <table:table-cell table:style-name="ce6"/>
          <table:table-cell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80000000" calcext:value-type="string">
            <text:p>80000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2" office:value-type="string" calcext:value-type="string">
            <text:p>67</text:p>
          </table:table-cell>
          <table:table-cell table:formula="of:=DEC2HEX([.F17];8)" office:value-type="string" office:string-value="00008100" calcext:value-type="string">
            <text:p>000081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33024" calcext:value-type="float">
            <text:p>33024</text:p>
          </table:table-cell>
          <table:table-cell table:style-name="ce7"/>
          <table:table-cell table:number-columns-repeated="1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80000000" calcext:value-type="string">
            <text:p>80000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2" office:value-type="string" calcext:value-type="string">
            <text:p>6F</text:p>
          </table:table-cell>
          <table:table-cell table:formula="of:=DEC2HEX([.F19];8)" office:value-type="string" office:string-value="00004100" calcext:value-type="string">
            <text:p>000041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16640" calcext:value-type="float">
            <text:p>16640</text:p>
          </table:table-cell>
          <table:table-cell table:style-name="ce7"/>
          <table:table-cell table:number-columns-repeated="16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80000000" calcext:value-type="string">
            <text:p>800000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2" office:value-type="string" calcext:value-type="string">
            <text:p>10</text:p>
          </table:table-cell>
          <table:table-cell table:formula="of:=DEC2HEX([.F21];8)" office:value-type="string" office:string-value="00010100" calcext:value-type="string">
            <text:p>000101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65792" calcext:value-type="float">
            <text:p>65792</text:p>
          </table:table-cell>
          <table:table-cell table:style-name="ce6"/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80000000" calcext:value-type="string">
            <text:p>8000000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2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2" office:value-type="string" calcext:value-type="string">
            <text:p>3E</text:p>
          </table:table-cell>
          <table:table-cell table:formula="of:=DEC2HEX([.F23];8)" office:value-type="string" office:string-value="00040080" calcext:value-type="string">
            <text:p>0004008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262272" calcext:value-type="float">
            <text:p>262272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1000" calcext:value-type="string">
            <text:p>00001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5];8)" office:value-type="string" office:string-value="80000000" calcext:value-type="string">
            <text:p>800000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2" office:value-type="string" calcext:value-type="string">
            <text:p>06</text:p>
          </table:table-cell>
          <table:table-cell table:formula="of:=DEC2HEX([.F26];8)" office:value-type="string" office:string-value="00040200" calcext:value-type="string">
            <text:p>000402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262656" calcext:value-type="float">
            <text:p>262656</text:p>
          </table:table-cell>
          <table:table-cell table:style-name="ce6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7"/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7];8)" office:value-type="string" office:string-value="00001000" calcext:value-type="string">
            <text:p>00001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80000000" calcext:value-type="string">
            <text:p>8000000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2" office:value-type="string" calcext:value-type="string">
            <text:p>80</text:p>
          </table:table-cell>
          <table:table-cell table:formula="of:=DEC2HEX([.F29];8)" office:value-type="string" office:string-value="000000D8" calcext:value-type="string">
            <text:p>000000D8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80000000" calcext:value-type="string">
            <text:p>80000000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3" office:value-type="string" calcext:value-type="string">
            <text:p>88</text:p>
          </table:table-cell>
          <table:table-cell table:formula="of:=DEC2HEX([.F31];8)" office:value-type="string" office:string-value="000000D9" calcext:value-type="string">
            <text:p>000000D9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7" calcext:value-type="float">
            <text:p>217</text:p>
          </table:table-cell>
          <table:table-cell table:style-name="ce1"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1" table:number-columns-repeated="2"/>
          <table:table-cell table:style-name="ce9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2];8)" office:value-type="string" office:string-value="80000000" calcext:value-type="string">
            <text:p>80000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147483648" calcext:value-type="float">
            <text:p>2147483648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2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D3</text:p>
          </table:table-cell>
          <table:table-cell table:formula="of:=DEC2HEX([.F33];8)" office:value-type="string" office:string-value="00044000" calcext:value-type="string">
            <text:p>000440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78528" calcext:value-type="float">
            <text:p>278528</text:p>
          </table:table-cell>
          <table:table-cell table:number-columns-repeated="8"/>
          <table:table-cell table:style-name="ce6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number-columns-repeated="994"/>
        </table:table-row>
        <table:table-row table:style-name="ro1">
          <table:table-cell/>
          <table:table-cell table:style-name="ce2"/>
          <table:table-cell office:value-type="string" calcext:value-type="string">
            <text:p>A → MEM(IO)</text:p>
          </table:table-cell>
          <table:table-cell table:style-name="ce2"/>
          <table:table-cell table:formula="of:=DEC2HEX([.F34];8)" office:value-type="string" office:string-value="00200100" calcext:value-type="string">
            <text:p>002001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2097408" calcext:value-type="float">
            <text:p>2097408</text:p>
          </table:table-cell>
          <table:table-cell table:number-columns-repeated="8"/>
          <table:table-cell table:style-name="ce6"/>
          <table:table-cell/>
          <table:table-cell table:style-name="ce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2"/>
          <table:table-cell office:value-type="string" calcext:value-type="string">
            <text:p>COUNT_INC</text:p>
          </table:table-cell>
          <table:table-cell table:style-name="ce2"/>
          <table:table-cell table:formula="of:=DEC2HEX([.F35];8)" office:value-type="string" office:string-value="00001000" calcext:value-type="string">
            <text:p>00001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4096" calcext:value-type="float">
            <text:p>4096</text:p>
          </table:table-cell>
          <table:table-cell table:number-columns-repeated="8"/>
          <table:table-cell table:style-name="ce6"/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6];8)" office:value-type="string" office:string-value="80000000" calcext:value-type="string">
            <text:p>80000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D7</text:p>
          </table:table-cell>
          <table:table-cell table:formula="of:=DEC2HEX([.F37];8)" office:value-type="string" office:string-value="00044000" calcext:value-type="string">
            <text:p>0004400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278528" calcext:value-type="float">
            <text:p>278528</text:p>
          </table:table-cell>
          <table:table-cell table:number-columns-repeated="8"/>
          <table:table-cell table:style-name="ce6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8];8)" office:value-type="string" office:string-value="00100080" calcext:value-type="string">
            <text:p>0010008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1048704" calcext:value-type="float">
            <text:p>1048704</text:p>
          </table:table-cell>
          <table:table-cell table:style-name="ce6"/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9];8)" office:value-type="string" office:string-value="00001000" calcext:value-type="string">
            <text:p>00001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80000000" calcext:value-type="string">
            <text:p>8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2" office:value-type="string" calcext:value-type="string">
            <text:p>76</text:p>
          </table:table-cell>
          <table:table-cell table:formula="of:=DEC2HEX([.F41];8)" office:value-type="string" office:string-value="40000000" calcext:value-type="string">
            <text:p>400000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1073741824" calcext:value-type="float">
            <text:p>10737418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2" office:value-type="string" calcext:value-type="string">
            <text:p>09</text:p>
          </table:table-cell>
          <table:table-cell table:formula="of:=DEC2HEX([.F42];8)" office:value-type="string" office:string-value="00000800" calcext:value-type="string">
            <text:p>000008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048" calcext:value-type="float">
            <text:p>2048</text:p>
          </table:table-cell>
          <table:table-cell table:number-columns-repeated="20"/>
          <table:table-cell table:style-name="ce5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80000000" calcext:value-type="string">
            <text:p>80000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MP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C3</text:p>
          </table:table-cell>
          <table:table-cell table:formula="of:=DEC2HEX([.F44];8)" office:value-type="string" office:string-value="00044000" calcext:value-type="string">
            <text:p>00044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278528" calcext:value-type="float">
            <text:p>278528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5];8)" office:value-type="string" office:string-value="00001000" calcext:value-type="string">
            <text:p>00001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4096" calcext:value-type="float">
            <text:p>4096</text:p>
          </table:table-cell>
          <table:table-cell table:number-columns-repeated="19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6];8)" office:value-type="string" office:string-value="00048000" calcext:value-type="string">
            <text:p>00048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294912" calcext:value-type="float">
            <text:p>294912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7];8)" office:value-type="string" office:string-value="00080000" calcext:value-type="string">
            <text:p>0008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524288" calcext:value-type="float">
            <text:p>524288</text:p>
          </table:table-cell>
          <table:table-cell table:style-name="ce6"/>
          <table:table-cell table:number-columns-repeated="11"/>
          <table:table-cell table:style-name="ce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8];8)" office:value-type="string" office:string-value="80000000" calcext:value-type="string">
            <text:p>80000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9:07:01.252213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3-06T20:38:01.344000482</dc:date>
    <meta:editing-duration>PT11H23M46S</meta:editing-duration>
    <meta:editing-cycles>73</meta:editing-cycles>
    <meta:generator>LibreOffice/4.3.3.2$Linux_X86_64 LibreOffice_project/430m0$Build-2</meta:generator>
    <meta:document-statistic meta:table-count="1" meta:cell-count="328" meta:object-count="0"/>
  </office:meta>
</office:document-meta>
</file>